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5-01-14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4-02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3-0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1-12-0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1-01-0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20-01-2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9-02-11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7-12-0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6-12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6-01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5-02-2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3-12-0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3-01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1-12-1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10-12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9-12-0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9-01-0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8-01-2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7-01-2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6-02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5-01-1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4-01-20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3-01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8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7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6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6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02095070301</text:p>
          </table:table-cell>
          <table:table-cell office:value-type="string" calcext:value-type="string">
            <text:p>196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1" meta:object-count="0"/>
    <meta:user-defined meta:name="AppVersion">3.0</meta:user-defined>
  </office:meta>
</office:document-meta>
</file>